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Pictures/100002010000045000000243430ECA42C5853C8C.png" manifest:media-type="image/png"/>
  <manifest:file-entry manifest:full-path="Pictures/10000000000003040000012025453AD214BB861B.png" manifest:media-type="image/png"/>
  <manifest:file-entry manifest:full-path="Pictures/1000020100000102000001211A86C017EB8A55D8.png" manifest:media-type="image/png"/>
  <manifest:file-entry manifest:full-path="Pictures/10000201000004880000031988561A0AB783999E.png" manifest:media-type="image/png"/>
  <manifest:file-entry manifest:full-path="Pictures/100000000000044C000004B0BCAFEB3C0B05184E.jpg" manifest:media-type="image/jpeg"/>
  <manifest:file-entry manifest:full-path="Pictures/100000000000044C000004B0B5DCDD904C2C27DA.jpg" manifest:media-type="image/jpeg"/>
  <manifest:file-entry manifest:full-path="Pictures/100000000000044C0000003BEFB3B607AC2B3AB4.png" manifest:media-type="image/png"/>
  <manifest:file-entry manifest:full-path="Pictures/10000201000004550000039913A616F63F60485B.png" manifest:media-type="image/png"/>
  <manifest:file-entry manifest:full-path="Pictures/10000201000004F5000001615F1BFD4888558FC3.png" manifest:media-type="image/png"/>
  <manifest:file-entry manifest:full-path="Pictures/10000201000003E6000002CA1864F46889AAA474.png" manifest:media-type="image/png"/>
  <manifest:file-entry manifest:full-path="Pictures/100002010000015C000000A02F663C0972073CC8.png" manifest:media-type="image/png"/>
  <manifest:file-entry manifest:full-path="Pictures/10000201000003EB000002D550699C47A10904B0.png" manifest:media-type="image/png"/>
  <manifest:file-entry manifest:full-path="Pictures/1000020100000536000001FEF73744248A9202C2.png" manifest:media-type="image/png"/>
  <manifest:file-entry manifest:full-path="Pictures/100002010000048E000001BB048B381CC48B75E4.png" manifest:media-type="image/png"/>
  <manifest:file-entry manifest:full-path="Pictures/1000000000000384000001680B3AC84F64F7FBBD.jpg" manifest:media-type="image/jpeg"/>
  <manifest:file-entry manifest:full-path="Pictures/100002010000053800000232D177784EA1D30A68.png" manifest:media-type="image/png"/>
  <manifest:file-entry manifest:full-path="Pictures/10000201000004B0000001AF92DCA5279E513A63.png" manifest:media-type="image/png"/>
  <manifest:file-entry manifest:full-path="Pictures/10000201000009FA000004F7E96C1C067B77AA31.png" manifest:media-type="image/png"/>
  <manifest:file-entry manifest:full-path="Pictures/100002010000050200000279666B8C3A8DD60058.png" manifest:media-type="image/png"/>
  <manifest:file-entry manifest:full-path="Pictures/10000000000001F400000258CA6DD24ABEC8AAF3.jpg" manifest:media-type="image/jpeg"/>
  <manifest:file-entry manifest:full-path="Pictures/10000201000002980000020C1C079000644EE764.png" manifest:media-type="image/png"/>
  <manifest:file-entry manifest:full-path="Pictures/10000201000001AF000000CC262017C78787F783.png" manifest:media-type="image/png"/>
  <manifest:file-entry manifest:full-path="Pictures/100002010000024E00000153A826088D77D0E416.png" manifest:media-type="image/png"/>
  <manifest:file-entry manifest:full-path="Pictures/1000020100000361000001D66FC801DFF9D0AB3E.png" manifest:media-type="image/png"/>
  <manifest:file-entry manifest:full-path="Pictures/1000020100000452000001A7C656A2D349F7966E.png" manifest:media-type="image/png"/>
  <manifest:file-entry manifest:full-path="Pictures/10000201000000AC0000004F644B5FDDB9BD28BD.png" manifest:media-type="image/png"/>
  <manifest:file-entry manifest:full-path="Pictures/10000201000004160000022CB684E8BF21BB08B3.png" manifest:media-type="image/png"/>
  <manifest:file-entry manifest:full-path="Pictures/10000201000003270000016A06719806A89D3D38.png" manifest:media-type="image/png"/>
  <manifest:file-entry manifest:full-path="Pictures/10000201000003D600000270C4D328FE020717D7.png" manifest:media-type="image/png"/>
  <manifest:file-entry manifest:full-path="Pictures/10000201000004FB0000022A0B6D19DD3480DFAF.png" manifest:media-type="image/png"/>
  <manifest:file-entry manifest:full-path="Pictures/100000000000038400000168DE3C11B7A42CEEA5.jpg" manifest:media-type="image/jpeg"/>
  <manifest:file-entry manifest:full-path="Pictures/10000201000001BC00000149C5B918BC4E3B5D71.png" manifest:media-type="image/png"/>
  <manifest:file-entry manifest:full-path="Pictures/100002010000037A000000980C2EE0F75CFC9DD8.png" manifest:media-type="image/png"/>
  <manifest:file-entry manifest:full-path="Pictures/100002010000079700000159983115D786C46CBC.png" manifest:media-type="image/png"/>
  <manifest:file-entry manifest:full-path="Pictures/100002010000048F00000150B35EEFEB239C958D.png" manifest:media-type="image/png"/>
  <manifest:file-entry manifest:full-path="Pictures/10000201000003E70000031A93EAA73E0782BFF6.png" manifest:media-type="image/png"/>
  <manifest:file-entry manifest:full-path="Pictures/10000201000001050000008F31286C8D7D045889.png" manifest:media-type="image/png"/>
  <manifest:file-entry manifest:full-path="Pictures/1000020100000458000001BC54E3C4C11FB44D70.png" manifest:media-type="image/png"/>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3"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6" style:family="graphic" style:parent-style-name="standard">
      <style:graphic-properties draw:stroke="none" draw:fill="none" fo:min-height="1.268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1" style:family="graphic" style:parent-style-name="standard">
      <style:graphic-properties draw:marker-start="Arrow" draw:marker-start-width="0.3cm" draw:marker-end="Arrow" draw:marker-end-width="0.3cm" draw:textarea-vertical-align="middle"/>
    </style:style>
    <style:style style:name="gr102"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10.67cm" fo:min-width="14.722cm" fo:padding-top="0.39cm" fo:padding-bottom="0.39cm" fo:padding-left="0.515cm" fo:padding-right="0.515cm"/>
    </style:style>
    <style:style style:name="gr103" style:family="graphic" style:parent-style-name="standard">
      <style:graphic-properties draw:fill-color="#ffaa95" draw:textarea-horizontal-align="justify" draw:textarea-vertical-align="middle" draw:auto-grow-height="false" fo:min-height="7.703cm" fo:min-width="11.7cm"/>
    </style:style>
    <style:style style:name="gr104" style:family="graphic" style:parent-style-name="standard">
      <style:graphic-properties draw:stroke="none" svg:stroke-color="#000000" draw:fill="none" draw:fill-color="#ffffff" draw:auto-grow-height="true" draw:auto-grow-width="false" fo:max-height="0cm" fo:min-height="1.163cm"/>
      <style:paragraph-properties style:writing-mode="lr-tb"/>
    </style:style>
    <style:style style:name="gr105" style:family="graphic" style:parent-style-name="standard">
      <style:graphic-properties svg:stroke-color="#ffffff" draw:marker-start="Arrow" draw:marker-start-width="0.3cm" draw:marker-end="Arrow" draw:marker-end-width="0.3cm" draw:textarea-vertical-align="middle"/>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8" style:family="graphic" style:parent-style-name="standard">
      <style:graphic-properties svg:stroke-color="#000000" draw:marker-start="Arrow" draw:marker-start-width="0.3cm" draw:marker-end="Arrow" draw:marker-end-width="0.3cm" draw:textarea-vertical-align="middle"/>
    </style:style>
    <style:style style:name="gr109" style:family="graphic" style:parent-style-name="standard">
      <style:graphic-properties draw:stroke="none" draw:fill-color="#ff8000" draw:textarea-horizontal-align="justify" draw:textarea-vertical-align="middle" draw:auto-grow-height="false" fo:min-height="10.839cm" fo:min-width="17.221cm"/>
      <style:paragraph-properties style:writing-mode="lr-tb"/>
    </style:style>
    <style:style style:name="gr110" style:family="graphic" style:parent-style-name="standard">
      <style:graphic-properties draw:stroke="none" draw:fill-color="#ff0000" draw:textarea-horizontal-align="justify" draw:textarea-vertical-align="middle" draw:auto-grow-height="false" fo:min-height="9.74cm" fo:min-width="15.465cm"/>
      <style:paragraph-properties style:writing-mode="lr-tb"/>
    </style:style>
    <style:style style:name="gr111" style:family="graphic" style:parent-style-name="standard">
      <style:graphic-properties draw:stroke="none" draw:fill-color="#685496" draw:textarea-horizontal-align="justify" draw:textarea-vertical-align="middle" draw:auto-grow-height="false" fo:min-height="14.282cm" fo:min-width="3.409cm"/>
    </style:style>
    <style:style style:name="gr112" style:family="graphic" style:parent-style-name="standard">
      <style:graphic-properties draw:stroke="none" svg:stroke-color="#000000" draw:fill="none" draw:fill-color="#ffffff" draw:auto-grow-height="true" draw:auto-grow-width="false" fo:max-height="0cm" fo:min-height="1.547cm"/>
      <style:paragraph-properties style:writing-mode="lr-tb"/>
    </style:style>
    <style:style style:name="gr113"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10.14cm" fo:min-width="14.192cm" fo:padding-top="0.39cm" fo:padding-bottom="0.39cm" fo:padding-left="0.515cm" fo:padding-right="0.515cm"/>
    </style:style>
    <style:style style:name="gr114" style:family="graphic" style:parent-style-name="standard">
      <style:graphic-properties draw:stroke="none" draw:fill="none" fo:min-height="4.014cm"/>
      <style:paragraph-properties style:writing-mode="lr-tb"/>
    </style:style>
    <style:style style:name="gr115" style:family="graphic" style:parent-style-name="Standard_5f_2">
      <style:graphic-properties draw:stroke="none" draw:fill="none" fo:min-height="0.95cm"/>
      <style:paragraph-properties style:writing-mode="lr-tb"/>
    </style:style>
    <style:style style:name="gr116" style:family="graphic" style:parent-style-name="Standard_5f_2">
      <style:graphic-properties draw:stroke="none" draw:fill="none" fo:min-height="1.575cm"/>
      <style:paragraph-properties style:writing-mode="lr-tb"/>
    </style:style>
    <style:style style:name="gr117" style:family="graphic" style:parent-style-name="standard">
      <style:graphic-properties draw:fill-color="#ffffff" draw:textarea-horizontal-align="justify" draw:textarea-vertical-align="middle" draw:auto-grow-height="false" fo:min-height="0.056cm" fo:min-width="0.145cm"/>
    </style:style>
    <style:style style:name="gr118" style:family="graphic" style:parent-style-name="Standard_5f_2">
      <style:graphic-properties draw:stroke="none" draw:fill="none" fo:min-height="1.737cm"/>
      <style:paragraph-properties style:writing-mode="lr-tb"/>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2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21"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23"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2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25"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26"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27"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28"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29"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30"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31" style:family="graphic" style:parent-style-name="standard">
      <style:graphic-properties draw:stroke="none" draw:fill="none" fo:min-height="4.15cm"/>
      <style:paragraph-properties style:writing-mode="lr-tb"/>
    </style:style>
    <style:style style:name="gr1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6">
      <style:graphic-properties fo:min-height="11.929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title">
      <style:graphic-properties draw:textarea-vertical-align="top" fo:min-height="1.051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outline1" style:list-style-name="L6">
      <style:graphic-properties fo:min-height="11.929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outline1" style:list-style-name="L6">
      <style:graphic-properties fo:min-height="11.929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4.267cm"/>
      <style:paragraph-properties style:writing-mode="lr-tb"/>
    </style:style>
    <style:style style:name="pr141" style:family="presentation" style:parent-style-name="Default-title">
      <style:graphic-properties draw:textarea-vertical-align="top" fo:min-height="5.68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notes" style:list-style-name="L1">
      <style:graphic-properties draw:fill-color="#ffffff" draw:auto-grow-height="true" fo:min-height="13.365cm"/>
      <style:paragraph-properties style:writing-mode="lr-tb"/>
    </style:style>
    <style:style style:name="pr144" style:family="presentation" style:parent-style-name="Default-notes" style:list-style-name="L1">
      <style:graphic-properties draw:fill-color="#ffffff" draw:auto-grow-height="true" fo:min-height="13.365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title">
      <style:graphic-properties draw:textarea-vertical-align="top" fo:min-height="2.845cm"/>
      <style:paragraph-properties style:writing-mode="lr-tb"/>
    </style:style>
    <style:style style:name="pr147" style:family="presentation" style:parent-style-name="Default-title">
      <style:graphic-properties draw:textarea-vertical-align="top" fo:min-height="6.331cm"/>
      <style:paragraph-properties style:writing-mode="lr-tb"/>
    </style:style>
    <style:style style:name="pr148" style:family="presentation" style:parent-style-name="Default-outline1" style:list-style-name="L6">
      <style:graphic-properties fo:min-height="11.929cm"/>
      <style:paragraph-properties style:writing-mode="lr-tb"/>
    </style:style>
    <style:style style:name="pr149" style:family="presentation" style:parent-style-name="Default-outline1" style:list-style-name="L6">
      <style:graphic-properties fo:min-height="11.929cm"/>
      <style:paragraph-properties style:writing-mode="lr-tb"/>
    </style:style>
    <style:style style:name="pr150" style:family="presentation" style:parent-style-name="Default-title">
      <style:graphic-properties draw:textarea-vertical-align="top" fo:min-height="3.076cm"/>
      <style:paragraph-properties style:writing-mode="lr-tb"/>
    </style:style>
    <style:style style:name="pr151" style:family="presentation" style:parent-style-name="Default-outline1" style:list-style-name="L6">
      <style:graphic-properties fo:min-height="11.929cm"/>
      <style:paragraph-properties style:writing-mode="lr-tb"/>
    </style:style>
    <style:style style:name="pr152" style:family="presentation" style:parent-style-name="Default-outline1" style:list-style-name="L6">
      <style:graphic-properties fo:min-height="11.929cm"/>
      <style:paragraph-properties style:writing-mode="lr-tb"/>
    </style:style>
    <style:style style:name="pr153" style:family="presentation" style:parent-style-name="Default-outline1" style:list-style-name="L6">
      <style:graphic-properties fo:min-height="11.929cm"/>
      <style:paragraph-properties style:writing-mode="lr-tb"/>
    </style:style>
    <style:style style:name="pr154" style:family="presentation" style:parent-style-name="Default-outline1" style:list-style-name="L6">
      <style:graphic-properties fo:min-height="11.929cm"/>
      <style:paragraph-properties style:writing-mode="lr-tb"/>
    </style:style>
    <style:style style:name="pr155" style:family="presentation" style:parent-style-name="Default-title">
      <style:graphic-properties draw:textarea-vertical-align="top" fo:min-height="1.2cm"/>
      <style:paragraph-properties style:writing-mode="lr-tb"/>
    </style:style>
    <style:style style:name="pr156" style:family="presentation" style:parent-style-name="Default-outline1" style:list-style-name="L6">
      <style:graphic-properties fo:min-height="11.929cm"/>
      <style:paragraph-properties style:writing-mode="lr-tb"/>
    </style:style>
    <style:style style:name="pr157" style:family="presentation" style:parent-style-name="Default-outline1" style:list-style-name="L6">
      <style:graphic-properties fo:min-height="11.929cm"/>
      <style:paragraph-properties style:writing-mode="lr-tb"/>
    </style:style>
    <style:style style:name="pr158" style:family="presentation" style:parent-style-name="Default-outline1" style:list-style-name="L6">
      <style:graphic-properties fo:min-height="11.929cm"/>
      <style:paragraph-properties style:writing-mode="lr-tb"/>
    </style:style>
    <style:style style:name="pr159" style:family="presentation" style:parent-style-name="Default-notes">
      <style:graphic-properties draw:fill-color="#ffffff" draw:auto-grow-height="true" fo:min-height="14.161cm"/>
      <style:paragraph-properties style:writing-mode="lr-tb"/>
    </style:style>
    <style:style style:name="pr160" style:family="presentation" style:parent-style-name="Default-outline1" style:list-style-name="L6">
      <style:graphic-properties fo:min-height="11.929cm"/>
      <style:paragraph-properties style:writing-mode="lr-tb"/>
    </style:style>
    <style:style style:name="pr161" style:family="presentation" style:parent-style-name="Default-outline1" style:list-style-name="L6">
      <style:graphic-properties fo:min-height="11.929cm"/>
      <style:paragraph-properties style:writing-mode="lr-tb"/>
    </style:style>
    <style:style style:name="pr162" style:family="presentation" style:parent-style-name="Default-notes" style:list-style-name="L1">
      <style:graphic-properties draw:fill-color="#ffffff" draw:auto-grow-height="true" fo:min-height="13.365cm"/>
      <style:paragraph-properties style:writing-mode="lr-tb"/>
    </style:style>
    <style:style style:name="pr163"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text-properties fo:language="fr" fo:country="FR"/>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style:paragraph-properties fo:margin-left="0cm" fo:margin-right="0cm" fo:margin-top="0.397cm" fo:margin-bottom="0cm" fo:line-height="100%" fo:text-align="start" fo:text-indent="0cm">
        <style:tab-stops/>
      </style:paragraph-properties>
    </style:style>
    <style:style style:name="P81" style:family="paragraph">
      <loext:graphic-properties draw:fill-color="#ffaa95"/>
      <style:paragraph-properties fo:text-align="center"/>
    </style:style>
    <style:style style:name="P82" style:family="paragraph">
      <loext:graphic-properties draw:fill="none" draw:fill-color="#ffffff"/>
      <style:paragraph-properties fo:text-align="center" style:writing-mode="lr-tb"/>
      <style:text-properties fo:color="#000000" fo:font-size="28pt" fo:font-weight="normal" style:font-size-asian="28pt" style:font-weight-asian="normal" style:font-size-complex="28pt" style:font-weight-complex="normal"/>
    </style:style>
    <style:style style:name="P83" style:family="paragraph">
      <loext:graphic-properties draw:fill="none" draw:fill-color="#ffffff"/>
      <style:paragraph-properties fo:text-align="center" style:writing-mode="lr-tb"/>
      <style:text-properties fo:color="#ffffff"/>
    </style:style>
    <style:style style:name="P84" style:family="paragraph">
      <style:paragraph-properties fo:text-align="end"/>
    </style:style>
    <style:style style:name="P85" style:family="paragraph">
      <loext:graphic-properties draw:fill="none" draw:fill-color="#ffffff"/>
      <style:paragraph-properties fo:text-align="end" style:writing-mode="lr-tb"/>
      <style:text-properties fo:color="#ffffff"/>
    </style:style>
    <style:style style:name="P86" style:family="paragraph">
      <style:paragraph-properties fo:text-align="center" style:writing-mode="lr-tb"/>
      <style:text-properties fo:font-size="18pt" fo:language="fr" fo:country="FR"/>
    </style:style>
    <style:style style:name="P87" style:family="paragraph">
      <loext:graphic-properties draw:fill-color="#ff8000"/>
      <style:paragraph-properties fo:text-align="center" style:writing-mode="lr-tb"/>
      <style:text-properties fo:font-size="18pt" fo:language="fr" fo:country="FR"/>
    </style:style>
    <style:style style:name="P88" style:family="paragraph">
      <style:paragraph-properties fo:text-align="center" style:writing-mode="lr-tb"/>
      <style:text-properties fo:color="#ffffff" fo:font-size="36pt" fo:language="fr" fo:country="FR" fo:font-weight="bold" style:font-size-asian="36pt" style:font-weight-asian="bold" style:font-size-complex="36pt" style:font-weight-complex="bold"/>
    </style:style>
    <style:style style:name="P89" style:family="paragraph">
      <loext:graphic-properties draw:fill-color="#ff0000"/>
      <style:paragraph-properties fo:text-align="center" style:writing-mode="lr-tb"/>
      <style:text-properties fo:font-size="18pt" fo:language="fr" fo:country="FR"/>
    </style:style>
    <style:style style:name="P90" style:family="paragraph">
      <style:paragraph-properties fo:text-align="start" style:writing-mode="lr-tb"/>
      <style:text-properties fo:font-size="28pt" fo:language="fr" fo:country="FR" fo:font-weight="bold" style:font-size-asian="28pt" style:font-size-complex="28pt"/>
    </style:style>
    <style:style style:name="P91" style:family="paragraph">
      <loext:graphic-properties draw:fill-color="#b7b3ca"/>
      <style:paragraph-properties fo:text-align="center"/>
    </style:style>
    <style:style style:name="P92"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93" style:family="paragraph">
      <loext:graphic-properties draw:fill="none"/>
      <style:paragraph-properties fo:text-align="center" style:writing-mode="lr-tb"/>
      <style:text-properties fo:font-size="20pt" fo:font-weight="normal" style:font-size-asian="20pt" style:font-weight-asian="normal" style:font-size-complex="20pt" style:font-weight-complex="normal"/>
    </style:style>
    <style:style style:name="P94" style:family="paragraph">
      <loext:graphic-properties draw:fill-color="#ffffff"/>
      <style:paragraph-properties fo:text-align="center"/>
    </style:style>
    <style:style style:name="P95"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96" style:family="paragraph">
      <loext:graphic-properties draw:fill="solid" draw:fill-color="#ffffff"/>
      <style:paragraph-properties fo:text-align="center"/>
    </style:style>
    <style:style style:name="P97" style:family="paragraph">
      <loext:graphic-properties draw:fill-color="#ffffff"/>
      <style:paragraph-properties style:writing-mode="lr-tb"/>
      <style:text-properties fo:font-size="32pt" fo:language="fr" fo:country="FR" fo:font-weight="bold" style:font-weight-asian="bold" style:font-weight-complex="bold"/>
    </style:style>
    <style:style style:name="P9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color="#ffffff"/>
    </style:style>
    <style:style style:name="T83" style:family="text">
      <style:text-properties fo:font-size="18pt" fo:language="fr" fo:country="FR"/>
    </style:style>
    <style:style style:name="T84" style:family="text">
      <style:text-properties fo:font-size="24pt" fo:language="fr" fo:country="FR" fo:font-weight="normal" style:font-size-asian="24pt" style:font-weight-asian="normal" style:font-size-complex="24pt" style:font-weight-complex="normal"/>
    </style:style>
    <style:style style:name="T85" style:family="text">
      <style:text-properties fo:font-size="28pt" fo:language="fr" fo:country="FR" fo:font-weight="bold" style:font-size-asian="28pt" style:font-size-complex="28pt"/>
    </style:style>
    <style:style style:name="T86" style:family="text">
      <style:text-properties fo:color="#ffffff" fo:font-size="32pt" fo:language="fr" fo:country="FR" fo:font-weight="bold" style:font-size-asian="32pt" style:font-weight-asian="bold" style:font-size-complex="32pt" style:font-weight-complex="bold"/>
    </style:style>
    <style:style style:name="T87"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81d41a"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40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fo:color="#ddddd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644B5FDDB9BD28BD.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1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C5B918BC4E3B5D71.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262017C78787F783.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31286C8D7D04588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54E3C4C11FB44D70.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Pensez aux contrastes</text:p>
              </text:list-item>
              <text:list-item>
                <text:p>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C4D328FE020717D7.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048B381CC48B75E4.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06719806A89D3D38.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e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B684E8BF21BB08B3.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B684E8BF21BB08B3.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90%</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6FC801DFF9D0AB3E.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09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2" text:id="id2" text:style-name="P1"><text:span text:style-name="T29">.informations </text:span><text:span text:style-name="T31">{</text:span></text:p>
            <text:p xml:id="id3" text:id="id3" text:style-name="P1"><text:span text:style-name="T28"><text:tab/></text:span><text:span text:style-name="T28">[...]</text:span></text:p>
            <text:p xml:id="id4" text:id="id4"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6FC801DFF9D0AB3E.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p text:style-name="P13"><text:span text:style-name="T6"/></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1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1C079000644EE764.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text:style-name="P1"><text:span text:style-name="T29">.ma-bordure </text:span><text:span text:style-name="T31">{</text:span></text:p>
            <text:p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92DCA5279E513A63.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CA6DD24ABEC8AAF3.jpg" xlink:type="simple" xlink:show="embed" xlink:actuate="onLoad" loext:mime-type="image/jpeg">
            <text:p/>
          </draw:image>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DE3C11B7A42CEEA5.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C5B918BC4E3B5D71.png" xlink:type="simple" xlink:show="embed" xlink:actuate="onLoad" loext: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262017C78787F783.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31286C8D7D045889.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0B6D19DD3480DFAF.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D177784EA1D30A68.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B3AC84F64F7FBBD.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F73744248A9202C2.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3"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94"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50699C47A10904B0.png" xlink:type="simple" xlink:show="embed" xlink:actuate="onLoad" loext:mime-type="image/png">
            <text:p/>
          </draw:image>
        </draw:frame>
        <draw:frame presentation:style-name="pr97"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93EAA73E0782BFF6.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8"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DE3C11B7A42CEEA5.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1864F46889AAA474.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0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1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0C2EE0F75CFC9DD8.png" xlink:type="simple" xlink:show="embed" xlink:actuate="onLoad" loext: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text:style-name="P13"><text:span text:style-name="T6">Ajouter la déclaration "display: flex;" à la classe suscitée</text:span></text:p>
              </text:list-item>
            </text:list>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A826088D77D0E416.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5F1BFD4888558FC3.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13A616F63F60485B.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B5DCDD904C2C27DA.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8"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2F663C0972073CC8.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9"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draw:page-thumbnail draw:style-name="gr3" draw:layer="layout" svg:width="13.586cm" svg:height="11.136cm" svg:x="3.703cm" svg:y="2.252cm" draw:page-number="105" presentation:class="page"/>
          <draw:frame presentation:style-name="pr130"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8cm" svg:x="0.6cm" svg:y="3.4cm">
          <draw:image xlink:href="Pictures/100000000000044C000004B0BCAFEB3C0B05184E.jpg" xlink:type="simple" xlink:show="embed" xlink:actuate="onLoad" loext: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draw:frame draw:style-name="gr99" draw:text-style-name="P5" draw:layer="layout" svg:width="26.873cm" svg:height="1.422cm" svg:x="0.565cm" svg:y="3.552cm">
          <draw:image xlink:href="Pictures/100000000000044C0000003BEFB3B607AC2B3AB4.png" xlink:type="simple" xlink:show="embed" xlink:actuate="onLoad" loext:mime-type="image/png">
            <text:p/>
          </draw:image>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draw:frame draw:style-name="gr99" draw:text-style-name="P5" draw:layer="layout" svg:width="26.873cm" svg:height="1.422cm" svg:x="0.564cm" svg:y="3.552cm">
          <draw:image xlink:href="Pictures/100000000000044C0000003BEFB3B607AC2B3AB4.png" xlink:type="simple" xlink:show="embed" xlink:actuate="onLoad" loext:mime-type="image/png">
            <text:p/>
          </draw:image>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2.804cm" svg:height="13.703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2.804cm" svg:height="13.703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4"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1.4cm" svg:height="12.2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6"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1.4cm" svg:height="12.2cm" svg:x="15.6cm" svg:y="4cm">
          <draw:image xlink:href="Pictures/100000000000044C000004B0B5DCDD904C2C27DA.jpg" xlink:type="simple" xlink:show="embed" xlink:actuate="onLoad" loext:mime-type="image/jpeg">
            <text:p/>
          </draw:image>
        </draw:frame>
        <draw:line draw:style-name="gr101" draw:text-style-name="P19" draw:layer="layout" svg:x1="19.4cm" svg:y1="13.762cm" svg:x2="26.8cm" svg:y2="13.762cm">
          <text:p/>
        </draw:line>
        <draw:frame draw:style-name="gr72" draw:text-style-name="P61" draw:layer="layout" svg:width="2.4cm" svg:height="0.962cm" svg:x="21.6cm" svg:y="12.8cm">
          <draw:text-box>
            <text:p text:style-name="P19"><text:span text:style-name="T71">730px</text:span></text:p>
          </draw:text-box>
        </draw:frame>
        <draw:frame presentation:style-name="pr137" draw:text-style-name="P14" draw:layer="layout" svg:width="13cm" svg:height="13.4cm" svg:x="1cm" svg:y="3.8cm" presentation:class="outline" presentation:user-transformed="true">
          <draw:text-box>
            <text:list text:style-name="L2">
              <text:list-item>
                <text:p text:style-name="P13"><text:span text:style-name="T6">Et la partie de droite avec une largeur de 730 px</text:span></text:p>
                <text:p text:style-name="P78"><text:span text:style-name="T29">.description </text:span><text:span text:style-name="T31">{</text:span></text:p>
                <text:list>
                  <text:list-header>
                    <text:p text:style-name="P79"><text:span text:style-name="T78">flex:</text:span><text:span text:style-name="T79"> </text:span><text:span text:style-name="T80">0 0 730px</text:span><text:span text:style-name="T8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71cm" svg:height="7.592cm" svg:x="0.91cm" svg:y="6.765cm">
          <draw:image xlink:href="Pictures/100002010000048F00000150B35EEFEB239C958D.png" xlink:type="simple" xlink:show="embed" xlink:actuate="onLoad" loext:mime-type="image/png">
            <text:p/>
          </draw:image>
        </draw:frame>
        <draw:frame presentation:style-name="pr8" draw:text-style-name="P74" draw:layer="layout" svg:width="19.576cm" svg:height="1.737cm" svg:x="4.212cm" svg:y="14.8cm" presentation:class="title" presentation:user-transformed="true">
          <draw:text-box>
            <text:p text:style-name="P19"><text:span text:style-name="T10">La mise en page ne ressemble pas vraiment à notre jpg malgré le bon dimensionnement des deux parties</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8" draw:text-style-name="P14" draw:layer="layout" svg:width="25.806cm" svg:height="1.74cm" svg:x="1.37cm" svg:y="3.06cm" presentation:class="outline" presentation:user-transformed="true">
          <draw:text-box>
            <text:p text:style-name="P13"><text:span text:style-name="T6">Rappel du modèle de boite</text:span></text:p>
            <text:list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7.847cm" svg:height="12.2cm" svg:x="5.077cm" svg:y="4.6cm">
          <draw:image xlink:href="Pictures/10000201000004880000031988561A0AB783999E.png" xlink:type="simple" xlink:show="embed" xlink:actuate="onLoad" loext:mime-type="image/png">
            <text:p/>
          </draw:image>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9" draw:text-style-name="P14" draw:layer="layout" svg:width="25.806cm" svg:height="14.14cm" svg:x="1.37cm" svg:y="3.06cm" presentation:class="outline" presentation:user-transformed="true">
          <draw:text-box>
            <text:list text:style-name="L2">
              <text:list-item>
                <text:p text:style-name="P13"><text:span text:style-name="T6">Trois composantes du modèle de boite définissent la taille d'une balise :</text:span></text:p>
                <text:list>
                  <text:list-item>
                    <text:p text:style-name="P1"><text:span text:style-name="T6">contenu (width / height)</text:span></text:p>
                  </text:list-item>
                  <text:list-item>
                    <text:p text:style-name="P1"><text:span text:style-name="T6">padding</text:span></text:p>
                  </text:list-item>
                  <text:list-item>
                    <text:p text:style-name="P1"><text:span text:style-name="T6">border</text:span></text:p>
                  </text:list-item>
                </text:list>
              </text:list-item>
              <text:list-item>
                <text:p text:style-name="P1"><text:span text:style-name="T6">Admettons que j'écrive le code suivant :</text:span></text:p>
              </text:list-item>
            </text:list>
            <text:p text:style-name="P78"><text:span text:style-name="T29"><text:s text:c="5"/></text:span><text:span text:style-name="T29">.ma-balise </text:span><text:span text:style-name="T31">{</text:span></text:p>
            <text:p text:style-name="P80"><text:span text:style-name="T78"><text:s text:c="8"/></text:span><text:span text:style-name="T78">width:</text:span><text:span text:style-name="T79"> </text:span><text:span text:style-name="T80">200px</text:span><text:span text:style-name="T81">;</text:span><text:span text:style-name="T81"><text:line-break/></text:span><text:span text:style-name="T81"> <text:s text:c="7"/></text:span><text:span text:style-name="T78">border:</text:span><text:span text:style-name="T79"> </text:span><text:span text:style-name="T80">15px solid blue</text:span><text:span text:style-name="T81">;</text:span><text:span text:style-name="T81"><text:line-break/></text:span><text:span text:style-name="T81"> <text:s text:c="7"/></text:span><text:span text:style-name="T78">padding:</text:span><text:span text:style-name="T79"> </text:span><text:span text:style-name="T80">25px</text:span><text:span text:style-name="T81">;</text:span></text:p>
            <text:p text:style-name="P1"><text:span text:style-name="T31"><text:s text:c="5"/></text:span><text:span text:style-name="T31">}</text:span></text:p>
            <text:list text:continue-numbering="true"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2" draw:text-style-name="P43"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1" draw:layer="layout" svg:width="12.2cm" svg:height="7.953cm" svg:x="7.9cm" svg:y="5.247cm">
          <text:p/>
          <draw:enhanced-geometry svg:viewBox="0 0 21600 21600" draw:type="rectangle" draw:enhanced-path="M 0 0 L 21600 0 21600 21600 0 21600 0 0 Z N"/>
        </draw:custom-shape>
        <draw:frame draw:style-name="gr104" draw:text-style-name="P82"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3" draw:layer="layout" svg:width="8.477cm" svg:height="1cm" svg:x="9.762cm" svg:y="15cm">
          <draw:text-box>
            <text:p text:style-name="P19"><text:span text:style-name="T82">200 px de largeur (contenu)</text:span></text:p>
          </draw:text-box>
        </draw:frame>
        <draw:line draw:style-name="gr105" draw:text-style-name="P19" draw:layer="layout" svg:x1="6cm" svg:y1="17.6cm" svg:x2="22cm" svg:y2="17.6cm">
          <text:p/>
        </draw:line>
        <draw:frame draw:style-name="gr72" draw:text-style-name="P83" draw:layer="layout" svg:width="11cm" svg:height="0.962cm" svg:x="8.8cm" svg:y="16.8cm">
          <draw:text-box>
            <text:p text:style-name="P19"><text:span text:style-name="T82">280 px de largeur (réelle sur la page)</text:span></text:p>
          </draw:text-box>
        </draw:frame>
        <draw:line draw:style-name="gr105"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7" draw:text-style-name="P85" draw:layer="layout" svg:width="5.2cm" svg:height="2.384cm" svg:x="22cm" svg:y="9.2cm">
          <draw:text-box>
            <text:p text:style-name="P84"><text:span text:style-name="T82">25px de padding sur chaque côté</text:span></text:p>
          </draw:text-box>
        </draw:frame>
        <draw:line draw:style-name="gr108" draw:text-style-name="P19" draw:layer="layout" svg:x1="20.1cm" svg:y1="9.8cm" svg:x2="21.5cm" svg:y2="9.8cm">
          <text:p/>
        </draw:line>
        <draw:frame draw:style-name="gr72" draw:text-style-name="P83" draw:layer="layout" svg:width="11cm" svg:height="0.962cm" svg:x="8.8cm" svg:y="17.838cm">
          <draw:text-box>
            <text:p text:style-name="P19"><text:span text:style-name="T82">(200 + 15 + 15 + 25 + 25)</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09" draw:text-style-name="P87" draw:layer="layout" svg:width="17.721cm" svg:height="11.089cm" draw:transform="skewX (-0.0307177948351002) rotate (-1.82578893051127) translate (38.8cm 9.853cm)">
          <text:p text:style-name="P86"><text:span text:style-name="T83"><text:s/></text:span></text:p>
          <draw:enhanced-geometry svg:viewBox="0 0 21600 21600" draw:type="rectangle" draw:enhanced-path="M 0 0 L 21600 0 21600 21600 0 21600 0 0 Z N"/>
        </draw:custom-shape>
        <draw:frame presentation:style-name="pr140" draw:text-style-name="P88" draw:layer="layout" svg:width="26.924cm" svg:height="4.267cm" svg:x="0.536cm" svg:y="7.656cm" presentation:class="title" presentation:user-transformed="true">
          <draw:text-box>
            <text:p text:style-name="P19"><text:span text:style-name="T11">Bien que la "width" soit de 200px, l'ajout de "padding" et de "border" ne reflète plus les 200px de largeur</text:span></text:p>
          </draw:text-box>
        </draw:frame>
        <draw:custom-shape draw:style-name="gr110" draw:text-style-name="P89" draw:layer="layout" svg:width="15.965cm" svg:height="9.99cm" draw:transform="skewX (-0.0307177948351002) rotate (-1.73206474967917) translate (37.847cm 8.668cm)">
          <text:p text:style-name="P86"><text:span text:style-name="T83"><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7"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8"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1" draw:text-style-name="P88" draw:layer="layout" svg:width="26.924cm" svg:height="5.689cm" svg:x="0.536cm" svg:y="7.656cm" presentation:class="title" presentation:user-transformed="true">
          <draw:text-box>
            <text:p text:style-name="P19"><text:span text:style-name="T11">Il faut donc prendre en compte vos éventuelles border et margin quand vous définissez la "width" et la "height" d'une balise, mais...</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8"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9" draw:style-name="dp1" draw:master-page-name="Default" presentation:presentation-page-layout-name="AL1T0">
        <office:forms form:automatic-focus="false" form:apply-design-mode="false"/>
        <draw:frame presentation:style-name="pr124" draw:text-style-name="P90" draw:layer="layout" svg:width="25.198cm" svg:height="1.564cm" svg:x="1.393cm" svg:y="0.836cm" presentation:class="title" presentation:user-transformed="true">
          <draw:text-box>
            <text:p text:style-name="P1"><text:span text:style-name="T85">Propriété box-sizing - Calcul de dimension de boite</text:span></text:p>
          </draw:text-box>
        </draw:frame>
        <draw:frame presentation:style-name="pr142" draw:text-style-name="P14" draw:layer="layout" svg:width="25.806cm" svg:height="14.14cm" svg:x="1.37cm" svg:y="3.06cm" presentation:class="outline" presentation:user-transformed="true">
          <draw:text-box>
            <text:list text:style-name="L2">
              <text:list-item>
                <text:p text:style-name="P13"><text:span text:style-name="T6">Permet de changer la façon dont est calculé les dimensions d'une boite</text:span></text:p>
                <text:list>
                  <text:list-item>
                    <text:p text:style-name="P1"><text:span text:style-name="T6">Moins de prise de tête</text:span></text:p>
                  </text:list-item>
                </text:list>
              </text:list-item>
              <text:list-item>
                <text:p text:style-name="P13"><text:span text:style-name="T6">Deux valeurs possibles</text:span></text:p>
                <text:list>
                  <text:list-item>
                    <text:p text:style-name="P1"><text:span text:style-name="T6">content-box : valeur par défaut</text:span></text:p>
                  </text:list-item>
                  <text:list-item>
                    <text:p text:style-name="P1"><text:span text:style-name="T6">border-box : les propriétés "width" et "height" incluent la marge intérieure et la bordure</text:span></text:p>
                  </text:list-item>
                </text:list>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presentation:notes draw:style-name="dp2">
          <draw:page-thumbnail draw:style-name="gr3" draw:layer="layout" svg:width="13.586cm" svg:height="11.136cm" svg:x="3.703cm" svg:y="2.252cm" draw:page-number="119" presentation:class="page"/>
          <draw:frame presentation:style-name="pr143" draw:text-style-name="P6" draw:layer="layout" svg:width="16.8cm" svg:height="13.365cm" svg:x="2.097cm" svg:y="14.103cm" presentation:class="notes" presentation:placeholder="true" presentation:user-transformed="true">
            <draw:text-box/>
          </draw:frame>
        </presentation:notes>
      </draw:page>
      <draw:page draw:name="page120" draw:style-name="dp1" draw:master-page-name="Default" presentation:presentation-page-layout-name="AL1T0">
        <office:forms form:automatic-focus="false" form:apply-design-mode="false"/>
        <draw:frame presentation:style-name="pr8" draw:text-style-name="P90" draw:layer="layout" svg:width="25.198cm" svg:height="1.737cm" svg:x="1.393cm" svg:y="0.836cm" presentation:class="title" presentation:user-transformed="true">
          <draw:text-box>
            <text:p text:style-name="P1"><text:span text:style-name="T85">Propriété box-sizing - 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3" draw:text-style-name="P91"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1" draw:layer="layout" svg:width="12.2cm" svg:height="7.953cm" svg:x="7.9cm" svg:y="5.247cm">
          <text:p/>
          <draw:enhanced-geometry svg:viewBox="0 0 21600 21600" draw:type="rectangle" draw:enhanced-path="M 0 0 L 21600 0 21600 21600 0 21600 0 0 Z N"/>
        </draw:custom-shape>
        <draw:frame draw:style-name="gr104" draw:text-style-name="P82"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3" draw:layer="layout" svg:width="8.477cm" svg:height="1cm" svg:x="9.762cm" svg:y="15cm">
          <draw:text-box>
            <text:p text:style-name="P19"><text:span text:style-name="T82">120 px de largeur (contenu)</text:span></text:p>
          </draw:text-box>
        </draw:frame>
        <draw:line draw:style-name="gr105" draw:text-style-name="P19" draw:layer="layout" svg:x1="6cm" svg:y1="18.6cm" svg:x2="22cm" svg:y2="18.6cm">
          <text:p/>
        </draw:line>
        <draw:frame draw:style-name="gr72" draw:text-style-name="P83" draw:layer="layout" svg:width="11cm" svg:height="0.962cm" svg:x="8.8cm" svg:y="17.8cm">
          <draw:text-box>
            <text:p text:style-name="P19"><text:span text:style-name="T82">200 px de largeur (réelle sur la page)</text:span></text:p>
          </draw:text-box>
        </draw:frame>
        <draw:line draw:style-name="gr105"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7" draw:text-style-name="P85" draw:layer="layout" svg:width="5.2cm" svg:height="2.384cm" svg:x="22cm" svg:y="9.2cm">
          <draw:text-box>
            <text:p text:style-name="P84"><text:span text:style-name="T82">25px de padding sur chaque côté</text:span></text:p>
          </draw:text-box>
        </draw:frame>
        <draw:line draw:style-name="gr108" draw:text-style-name="P19" draw:layer="layout" svg:x1="20.1cm" svg:y1="9.8cm" svg:x2="21.5cm" svg:y2="9.8cm">
          <text:p/>
        </draw:line>
        <draw:frame draw:style-name="gr72" draw:text-style-name="P83" draw:layer="layout" svg:width="11cm" svg:height="0.962cm" svg:x="8.8cm" svg:y="16.2cm">
          <draw:text-box>
            <text:p text:style-name="P19"><text:span text:style-name="T82">(200 - (15 + 15 + 25 + 25))</text:span></text:p>
          </draw:text-box>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124" draw:text-style-name="P90" draw:layer="layout" svg:width="25.198cm" svg:height="1.564cm" svg:x="1.393cm" svg:y="0.836cm" presentation:class="title" presentation:user-transformed="true">
          <draw:text-box>
            <text:p text:style-name="P1"><text:span text:style-name="T85">Propriété box-sizing - Calcul de dimension de boite</text:span></text:p>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draw:frame draw:style-name="gr114" draw:text-style-name="P73" draw:layer="layout" svg:width="14.398cm" svg:height="4.264cm" svg:x="6.801cm" svg:y="7.6cm">
          <draw:text-box>
            <text:p><text:span text:style-name="T29">*, *::before, *::after </text:span><text:span text:style-name="T31">{</text:span></text:p>
            <text:p><text:span text:style-name="T81"><text:s text:c="4"/></text:span><text:span text:style-name="T78">box-sizing:</text:span><text:span text:style-name="T79"> </text:span><text:span text:style-name="T80">border-box</text:span><text:span text:style-name="T81">;</text:span></text:p>
            <text:p><text:span text:style-name="T31">}</text:span></text:p>
          </draw:text-box>
        </draw:frame>
        <draw:frame draw:style-name="gr82" draw:text-style-name="P83" draw:layer="layout" svg:width="15.316cm" svg:height="1.673cm" svg:x="6.342cm" svg:y="12.4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1" presentation:class="page"/>
          <draw:frame presentation:style-name="pr144" draw:text-style-name="P6"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14" draw:layer="layout" svg:width="26.4cm" svg:height="13.4cm" svg:x="1cm" svg:y="3.8cm" presentation:class="outline" presentation:user-transformed="true">
          <draw:text-box>
            <text:list text:style-name="L2">
              <text:list-item>
                <text:p text:style-name="P13"><text:span text:style-name="T6">Rajoutons la déclaration suivante à notre fichier css</text:span></text:p>
              </text:list-item>
              <text:list-item>
                <text:p text:style-name="P78"><text:span text:style-name="T79">*</text:span><text:span text:style-name="T29">, *::before, *::after </text:span><text:span text:style-name="T31">{</text:span></text:p>
                <text:list>
                  <text:list-header>
                    <text:p text:style-name="P79"><text:span text:style-name="T78">box-sizing:</text:span><text:span text:style-name="T79"> </text:span><text:span text:style-name="T80">border-box</text:span><text:span text:style-name="T81">;</text:span></text:p>
                  </text:list-header>
                </text:list>
              </text:list-item>
            </text:list>
            <text:p text:style-name="P79"><text:span text:style-name="T31"><text:s text:c="4"/></text:span><text:span text:style-name="T31">}</text:span></text:p>
          </draw:text-box>
        </draw:frame>
        <presentation:notes draw:style-name="dp2">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93cm" svg:height="10.093cm" svg:x="0.899cm" svg:y="4.4cm">
          <draw:image xlink:href="Pictures/1000020100000452000001A7C656A2D349F7966E.png" xlink:type="simple" xlink:show="embed" xlink:actuate="onLoad" loext:mime-type="image/png">
            <text:p/>
          </draw:image>
        </draw:frame>
        <draw:frame draw:style-name="gr82" draw:text-style-name="P83" draw:layer="layout" svg:width="15.316cm" svg:height="1.673cm" svg:x="6.342cm" svg:y="14.927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4"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6" draw:text-style-name="P88" draw:layer="layout" svg:width="26.924cm" svg:height="2.845cm" svg:x="0.538cm" svg:y="8.755cm" presentation:class="title" presentation:user-transformed="true">
          <draw:text-box>
            <text:p text:style-name="P19"><text:span text:style-name="T11">Ca avance, il nous faut maintenant les espaces</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4"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7" draw:text-style-name="P92" draw:layer="layout" svg:width="26.924cm" svg:height="6.331cm" svg:x="0.538cm" svg:y="7.335cm" presentation:class="title" presentation:user-transformed="true">
          <draw:text-box>
            <text:p text:style-name="P19"><text:span text:style-name="T86">Pour rappel la propriété "justify-content" permet, sur un parent flex, de définir le comportement de ses enfants sur l'axe principal (ici x)</text:span><text:span text:style-name="T86"><text:line-break/></text:span><text:span text:style-name="T86"><text:line-break/></text:span><text:span text:style-name="T86">Testons la propriété… sans toucher à VS Code</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5"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8"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 tests sur une page web</text:span></text:p>
              </text:list-item>
              <text:list-item>
                <text:p text:style-name="P13"><text:span text:style-name="T6">Les changements sont locaux</text:span></text:p>
              </text:list-item>
              <text:list-item>
                <text:p text:style-name="P13"><text:span text:style-name="T6">Indispensable pour debbugger son site</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9"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1A86C017EB8A55D8.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666B8C3A8DD60058.png" xlink:type="simple" xlink:show="embed" xlink:actuate="onLoad" loext:mime-type="image/png">
            <text:p/>
          </draw:image>
        </draw:frame>
        <draw:frame draw:style-name="gr115" draw:text-style-name="P93" draw:layer="layout" svg:width="16.6cm" svg:height="1.2cm" svg:x="10.2cm" svg:y="16.4cm">
          <draw:text-box>
            <text:p text:style-name="P19"><text:span text:style-name="T87">console du navigateur Brave</text:span></text:p>
          </draw:text-box>
        </draw:frame>
        <draw:frame draw:style-name="gr116" draw:text-style-name="P93" draw:layer="layout" svg:width="7cm" svg:height="1.825cm" svg:x="1.6cm" svg:y="15.8cm">
          <draw:text-box>
            <text:p text:style-name="P19"><text:span text:style-name="T87">Menu contextuel de Firefox</text:span></text:p>
          </draw:text-box>
        </draw:frame>
        <presentation:notes draw:style-name="dp2">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666B8C3A8DD60058.png" xlink:type="simple" xlink:show="embed" xlink:actuate="onLoad" loext:mime-type="image/png">
            <text:p/>
          </draw:image>
        </draw:frame>
        <presentation:notes draw:style-name="dp2">
          <draw:page-thumbnail draw:style-name="gr3" draw:layer="layout" svg:width="13.586cm" svg:height="11.136cm" svg:x="3.703cm" svg:y="2.252cm" draw:page-number="12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E96C1C067B77AA31.png" xlink:type="simple" xlink:show="embed" xlink:actuate="onLoad" loext:mime-type="image/png">
            <text:p/>
          </draw:image>
        </draw:frame>
        <draw:custom-shape draw:style-name="gr117" draw:text-style-name="P94"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8" draw:text-style-name="P95" draw:layer="layout" svg:width="20.836cm" svg:height="1.987cm" svg:x="3.582cm" svg:y="15.8cm">
          <draw:text-box>
            <text:p text:style-name="P19"><text:span text:style-name="T88">L'élément sélectionné dans l'onglet inspecteur / </text:span><text:span text:style-name="T89">element</text:span><text:span text:style-name="T88"> est surligné sur la page</text:span></text:p>
          </draw:text-box>
        </draw:frame>
        <presentation:notes draw:style-name="dp2">
          <draw:page-thumbnail draw:style-name="gr3" draw:layer="layout" svg:width="13.586cm" svg:height="11.136cm" svg:x="3.703cm" svg:y="2.252cm" draw:page-number="129"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3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19" draw:text-style-name="P5" draw:layer="layout" svg:width="25.191cm" svg:height="3.13cm" svg:x="1.209cm" svg:y="4cm">
          <draw:image xlink:href="Pictures/10000201000009FA000004F7E96C1C067B77AA31.png" xlink:type="simple" xlink:show="embed" xlink:actuate="onLoad" loext:mime-type="image/png">
            <text:p/>
          </draw:image>
        </draw:frame>
        <draw:custom-shape draw:style-name="gr120"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21" draw:text-style-name="P35" draw:layer="layout" svg:x1="22.4cm" svg:y1="10.49cm" svg:x2="22.4cm" svg:y2="5.512cm">
          <text:p/>
        </draw:line>
        <draw:frame presentation:style-name="pr150" draw:text-style-name="P33" draw:layer="layout" svg:width="7.064cm" svg:height="3.076cm" svg:x="14.936cm" svg:y="7.324cm" presentation:class="title" presentation:user-transformed="true">
          <draw:text-box>
            <text:p text:style-name="P84"><text:span text:style-name="T20">CSS de l'élément sélectionné</text:span></text:p>
          </draw:text-box>
        </draw:frame>
        <presentation:notes draw:style-name="dp2">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3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1" draw:text-style-name="P47" draw:layer="layout" svg:width="26.301cm" svg:height="5.6cm" svg:x="1.099cm" svg:y="8.2cm" presentation:class="outline" presentation:user-transformed="true">
          <draw:text-box>
            <text:list text:style-name="L2">
              <text:list-item>
                <text:p text:style-name="P13"><text:span text:style-name="T90">Chercher le conteneur principal de votre site </text:span></text:p>
              </text:list-item>
              <text:list-item>
                <text:p text:style-name="P13"><text:span text:style-name="T90">Ajouter la propriété "justify-content" et jouer sur les valeurs possibles</text:span></text:p>
                <text:p text:style-name="P13"><text:span text:style-name="T90"/></text:p>
              </text:list-item>
            </text:list>
          </draw:text-box>
        </draw:frame>
        <draw:frame presentation:style-name="pr1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3" draw:text-style-name="P47" draw:layer="layout" svg:width="26.301cm" svg:height="5.6cm" svg:x="1.099cm" svg:y="3.165cm" presentation:class="outline" presentation:user-transformed="true">
          <draw:text-box>
            <text:list text:style-name="L2">
              <text:list-item>
                <text:p text:style-name="P13"><text:span text:style-name="T90">Ajouter la déclaration </text:span><text:span text:style-name="T90"><text:line-break/></text:span><text:span text:style-name="T90">"</text:span><text:span text:style-name="T91">justify-content:</text:span><text:span text:style-name="T90"> </text:span><text:span text:style-name="T92">space-around</text:span><text:span text:style-name="T93">;</text:span><text:span text:style-name="T90">" </text:span><text:span text:style-name="T90"><text:line-break/></text:span><text:span text:style-name="T90">sur votre conteneur principal</text:span></text:p>
                <text:p text:style-name="P13"><text:span text:style-name="T90"/></text:p>
              </text:list-item>
            </text:list>
          </draw:text-box>
        </draw:frame>
        <presentation:notes draw:style-name="dp2">
          <draw:page-thumbnail draw:style-name="gr3" draw:layer="layout" svg:width="13.586cm" svg:height="11.136cm" svg:x="3.703cm" svg:y="2.252cm" draw:page-number="1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193cm" svg:height="13.736cm" svg:x="0.999cm" svg:y="2.6cm">
          <draw:image xlink:href="Pictures/100002010000045000000243430ECA42C5853C8C.png" xlink:type="simple" xlink:show="embed" xlink:actuate="onLoad" loext:mime-type="image/png">
            <text:p/>
          </draw:image>
        </draw:frame>
        <draw:frame draw:style-name="gr118" draw:text-style-name="P95" draw:layer="layout" svg:width="20.836cm" svg:height="1.987cm" svg:x="3.582cm" svg:y="16.613cm">
          <draw:text-box>
            <text:p text:style-name="P19"><text:span text:style-name="T94">Et voilà, notre conteneur principal ressemble beaucoup plus à la cible</text:span></text:p>
          </draw:text-box>
        </draw:frame>
        <presentation:notes draw:style-name="dp2">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2" draw:text-style-name="P5" draw:layer="layout" svg:width="7.996cm" svg:height="8.599cm" svg:x="1.204cm" svg:y="3.4cm">
          <draw:image xlink:href="Pictures/100000000000044C000004B0B5DCDD904C2C27DA.jpg" xlink:type="simple" xlink:show="embed" xlink:actuate="onLoad" loext:mime-type="image/jpeg">
            <text:p/>
          </draw:image>
        </draw:frame>
        <draw:frame presentation:style-name="pr154" draw:text-style-name="P47" draw:layer="layout" svg:width="14.8cm" svg:height="13.4cm" svg:x="11.2cm" svg:y="3.6cm" presentation:class="outline" presentation:user-transformed="true">
          <draw:text-box>
            <text:list text:style-name="L2">
              <text:list-item>
                <text:p text:style-name="P13"><text:span text:style-name="T90">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23"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21" draw:text-style-name="P35" draw:layer="layout" svg:x1="1cm" svg:y1="15.8cm" svg:x2="1cm" svg:y2="11.222cm">
          <text:p/>
        </draw:line>
        <draw:custom-shape draw:style-name="gr124"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25" draw:text-style-name="P35" draw:layer="layout" svg:x1="1.4cm" svg:y1="13.8cm" svg:x2="1.4cm" svg:y2="11.222cm">
          <text:p/>
        </draw:line>
        <draw:frame presentation:style-name="pr155"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55"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35" draw:style-name="dp1" draw:master-page-name="Default" presentation:presentation-page-layout-name="AL1T0">
        <office:forms form:automatic-focus="false" form:apply-design-mode="false"/>
        <draw:frame draw:style-name="gr99" draw:text-style-name="P5" draw:layer="layout" svg:width="12.862cm" svg:height="4.798cm" svg:x="0.938cm" svg:y="8.002cm">
          <draw:image xlink:href="Pictures/10000000000003040000012025453AD214BB861B.png" xlink:type="simple" xlink:show="embed" xlink:actuate="onLoad" loext:mime-type="image/png">
            <text:p/>
          </draw:image>
        </draw:fram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6"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26"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27" draw:text-style-name="P35" draw:layer="layout" svg:x1="1.6cm" svg:y1="14.6cm" svg:x2="1.6cm" svg:y2="10.2cm">
          <text:p/>
        </draw:line>
        <draw:custom-shape draw:style-name="gr128"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29"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55"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35"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3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7"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30" draw:text-style-name="P96"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36"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3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8"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31"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0 0 32.230211583%</text:span><text:span text:style-name="T81">; </text:span></text:p>
            <text:p><text:span text:style-name="T31">}</text:span></text:p>
          </draw:text-box>
        </draw:frame>
        <draw:frame draw:style-name="gr131"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0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4">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37" presentation:class="page"/>
          <draw:frame presentation:style-name="pr159"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3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83115D786C46CBC.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colonnes comme sur le design </text:span></text:p>
          </draw:text-box>
        </draw:frame>
        <draw:frame draw:style-name="gr132" draw:text-style-name="P5" draw:layer="layout" svg:width="13.546cm" svg:height="4.6cm" svg:x="6.854cm" svg:y="12.4cm">
          <draw:image xlink:href="Pictures/100000000000044C000004B0B5DCDD904C2C27DA.jpg" xlink:type="simple" xlink:show="embed" xlink:actuate="onLoad" loext:mime-type="image/jpeg">
            <text:p/>
          </draw:image>
        </draw:frame>
        <presentation:notes draw:style-name="dp2">
          <draw:page-thumbnail draw:style-name="gr3" draw:layer="layout" svg:width="13.586cm" svg:height="11.136cm" svg:x="3.703cm" svg:y="2.252cm" draw:page-number="138"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3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6">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0"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83115D786C46CBC.png" xlink:type="simple" xlink:show="embed" xlink:actuate="onLoad" loext:mime-type="image/png">
            <text:p/>
          </draw:image>
        </draw:frame>
        <presentation:notes draw:style-name="dp2">
          <draw:page-thumbnail draw:style-name="gr3" draw:layer="layout" svg:width="13.586cm" svg:height="11.136cm" svg:x="3.703cm" svg:y="2.252cm" draw:page-number="13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3" draw:text-style-name="P5" draw:layer="layout" svg:width="12.916cm" svg:height="14.565cm" svg:x="7.542cm" svg:y="2.435cm">
          <draw:image xlink:href="Pictures/100000000000044C000004B0B5DCDD904C2C27DA.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4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61"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41" presentation:class="page"/>
          <draw:frame presentation:style-name="pr162" draw:text-style-name="P6" draw:layer="layout" svg:width="16.8cm" svg:height="13.365cm" svg:x="2.097cm" svg:y="14.103cm" presentation:class="notes" presentation:placeholder="true" presentation:user-transformed="true">
            <draw:text-box/>
          </draw:frame>
        </presentation:notes>
      </draw:page>
      <draw:page draw:name="page14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42" presentation:class="page"/>
          <draw:frame presentation:style-name="pr3" draw:text-style-name="P6" draw:layer="layout" svg:width="16.8cm" svg:height="13.365cm" svg:x="2.097cm" svg:y="14.103cm" presentation:class="notes" presentation:placeholder="true">
            <draw:text-box/>
          </draw:frame>
        </presentation:notes>
      </draw:page>
      <draw:page draw:name="page143" draw:style-name="dp3" draw:master-page-name="Default" presentation:presentation-page-layout-name="AL3T1">
        <office:forms form:automatic-focus="false" form:apply-design-mode="false"/>
        <draw:frame presentation:style-name="pr163" draw:text-style-name="P97" draw:layer="layout" svg:width="25.198cm" svg:height="16.255cm" svg:x="1.4cm" svg:y="2.284cm">
          <draw:text-box>
            <text:p><text:span text:style-name="T95">Questions ?</text:span></text:p>
          </draw:text-box>
        </draw:frame>
        <presentation:notes draw:style-name="dp2">
          <draw:page-thumbnail draw:style-name="gr3" draw:layer="layout" svg:width="13.586cm" svg:height="11.136cm" svg:x="3.703cm" svg:y="2.252cm" draw:page-number="143" presentation:class="page"/>
          <draw:frame presentation:style-name="pr3" draw:text-style-name="P9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0-11-03T22:29:12.699514034</dc:date>
    <meta:editing-duration>P19DT13H45M9S</meta:editing-duration>
    <meta:editing-cycles>962</meta:editing-cycles>
    <meta:generator>LibreOffice/6.4.6.2$MacOSX_X86_64 LibreOffice_project/0ce51a4fd21bff07a5c061082cc82c5ed232f115</meta:generator>
    <meta:document-statistic meta:object-count="1123"/>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